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5" text:outline-level="1"/>
      <text:h text:style-name="P5" text:outline-level="1">译译网策划案</text:h>
      <text:p text:style-name="P1"/>
      <text:p text:style-name="P1">陶泽宇</text:p>
      <text:p text:style-name="P1"/>
      <text:p text:style-name="P1">2014年1月</text:p>
      <text:p text:style-name="Standard"/>
      <text:h text:style-name="P4" text:outline-level="2">一 通用面板格式</text:h>
      <text:p text:style-name="Standard"/>
      <text:p text:style-name="Standard"><text:tab/>所有的面板都有一个公共的<text:span text:style-name="T1">顶栏</text:span>。该顶栏内容是统一的，且不论滚轮如何滚动，始终在同一位置。（就像知乎一样。）</text:p>
      <text:p text:style-name="Standard"><text:tab/>顶栏从左到右以此是：</text:p>
      <text:p text:style-name="Standard"/>
      <text:p text:style-name="Standard"><text:tab/>（1）<text:span text:style-name="T1">LOGO</text:span> 点击跳转到主页</text:p>
      <text:p text:style-name="Standard"><text:tab/>（2）<text:span text:style-name="T1">提醒(n)</text:span> 其中 n 为当前提醒数目，如果有提醒，则数字为鲜艳醒目的颜色。</text:p>
      <text:p text:style-name="Standard"><text:tab/>点击后在下方弹出一个TIPS，显示如下内容。</text:p>
      <text:p text:style-name="Standard"/>
      <text:p text:style-name="Standard"><text:tab/>如果当前没有提醒，则显示“没有任何新提醒...”</text:p>
      <text:p text:style-name="Standard"><text:tab/>如果当前有提醒，则列出所有提醒。如果提醒数目超过一页，则在TIPS中分页。</text:p>
      <text:p text:style-name="Standard"/>
      <text:p text:style-name="Standard"><text:tab/>有提醒的时候，在TIPS的顶端显示“<text:span text:style-name="T1">设置所有提醒为已读</text:span>”，点击后，如其所示，并刷新该TIPS内容。</text:p>
      <text:p text:style-name="Standard"><text:tab/>TIPS的右上角有一个<text:span text:style-name="T1">X</text:span>，点击关闭TIPS。使TIPS“失去焦点”，也可以关闭TIPS。</text:p>
      <text:p text:style-name="Standard"><text:tab/>中间是提醒列表；</text:p>
      <text:p text:style-name="Standard"><text:tab/>下方是翻页栏（如果需要翻页）</text:p>
      <text:p text:style-name="Standard"><text:tab/></text:p>
      <text:p text:style-name="Standard"><text:tab/>每一提醒项目都包含如下信息。</text:p>
      <text:p text:style-name="Standard"/>
      <text:p text:style-name="Standard"><text:tab/>提醒类型：<text:tab/>新评论（关注的贴有新回复）</text:p>
      <text:p text:style-name="Standard"><text:tab/><text:tab/><text:tab/>AT我（贴子或回复中AT了我的名字）</text:p>
      <text:p text:style-name="Standard"><text:tab/><text:tab/><text:tab/>赞了我的（贴子/评论/译文）</text:p>
      <text:p text:style-name="Standard"/>
      <text:p text:style-name="Standard"><text:tab/>贴子标题：<text:tab/>评论所在的贴子的标题</text:p>
      <text:p text:style-name="Standard"><text:tab/>评论作者：<text:tab/>评论作者的名字</text:p>
      <text:p text:style-name="Standard"/>
      <text:p text:style-name="Standard"><text:tab/>每一个提醒包含一个”<text:span text:style-name="T1">标记为已读</text:span>“按钮，点击后，该提醒消失。</text:p>
      <text:p text:style-name="Standard"/>
      <text:p text:style-name="Standard"><text:tab/>点击一个提醒，则跳转到目标：</text:p>
      <text:p text:style-name="Standard"><text:tab/><text:tab/>如果目标是一个贴子，则直接跳转到该贴子。</text:p>
      <text:p text:style-name="Standard"><text:tab/><text:tab/>如果目标是评论，则跳转到该贴子，并高亮表示该评论。</text:p>
      <text:p text:style-name="Standard"><text:tab/><text:tab/>如果目标是译文，则跳转到该贴子，展开翻译，并高亮表示。</text:p>
      <text:p text:style-name="Standard"/>
      <text:p text:style-name="Standard"><text:tab/>（3）<text:span text:style-name="T1">用户名</text:span></text:p>
      <text:p text:style-name="Standard"><text:tab/>若此时没有登录，则此处显示“<text:span text:style-name="T1">登录</text:span>” “<text:span text:style-name="T1">注册</text:span>”两项，点击则跳转到登录或注册页面（此时2提醒也不会显示）。</text:p>
      <text:p text:style-name="Standard"><text:tab/>若登录了，则显示用户名。</text:p>
      <text:p text:style-name="Standard"><text:tab/>点击用户名，弹出下拉列表，列表包含以下内容：</text:p>
      <text:p text:style-name="Standard"><text:soft-page-break/><text:tab/>修改个人资料：<text:tab/>打开新页面，内容为修改个人资料页面</text:p>
      <text:p text:style-name="Standard"><text:tab/>退出：<text:tab/><text:tab/><text:tab/>登出，跳转到主页。</text:p>
      <text:p text:style-name="Standard"/>
      <text:p text:style-name="Standard"><text:tab/>中间是<text:span text:style-name="T1">内容</text:span>，此处随着页面不同而不同。</text:p>
      <text:p text:style-name="Standard"/>
      <text:h text:style-name="Heading_20_2" text:outline-level="2">二 主页</text:h>
      <text:p text:style-name="Standard"/>
      <text:p text:style-name="Standard"><text:tab/>第一个部分是贴子集合，为10行2列共20贴。该20贴由三种类型的贴构成。</text:p>
      <text:p text:style-name="Standard"><text:tab/>排在最先的是<text:span text:style-name="T1">首页贴</text:span>，通过管理员（目前只有MOsky）手动设置和撤销维护。</text:p>
      <text:p text:style-name="Standard"><text:tab/>然后是<text:span text:style-name="T1">热贴</text:span>（包括热门回复/热门赞）共7张。</text:p>
      <text:p text:style-name="Standard"><text:tab/>最后是<text:span text:style-name="T1">普通贴</text:span>，填充剩余空间。</text:p>
      <text:p text:style-name="Standard"/>
      <text:p text:style-name="Standard"><text:tab/>所有的贴按照<text:span text:style-name="T1">自然顺序</text:span>，即以最新评论/提交翻译时间的倒序排列。换句话说，评论贴，提交翻译，都会把贴子顶到最前面。</text:p>
      <text:p text:style-name="Standard"><text:tab/>贴子包含的信息见三。</text:p>
      <text:p text:style-name="Standard"/>
      <text:p text:style-name="Standard"><text:tab/>第二个部分是节点集合。</text:p>
      <text:p text:style-name="Standard"><text:tab/>列出所有的节点，点击即可进入节点的<text:span text:style-name="T1">贴子列表</text:span>。（这部分我觉得做成静态就好，反正节点很少变化的。）</text:p>
      <text:p text:style-name="Standard"/>
      <text:p text:style-name="Standard"><text:tab/>第三部分是页脚，即关于页，</text:p>
      <text:p text:style-name="Standard"><text:tab/>列出联系方式，copyright，balabala....，这部分是静态内容。其实干脆不做也没关系...嘿嘿...</text:p>
      <text:p text:style-name="Standard"/>
      <text:h text:style-name="Heading_20_2" text:outline-level="2">三 节点贴子列表</text:h>
      <text:p text:style-name="Standard"/>
      <text:p text:style-name="Standard"><text:tab/>将该节点中的所有贴子按自然顺序排列，并分页显示出来。</text:p>
      <text:p text:style-name="Standard"/>
      <text:p text:style-name="Standard"><text:tab/>每一个贴子包含如下内容（主页的贴子同样适用）</text:p>
      <text:p text:style-name="Standard"><text:tab/>贴子类型<text:tab/>是翻译贴还是普通贴，建议用图标表示，图标上用TIPS表明。如果想偷懒就不做图标了。</text:p>
      <text:p text:style-name="Standard"><text:tab/>贴子标记<text:tab/>是否是首页？是否是精华？是否是热门回复？是否是热门赞？</text:p>
      <text:p text:style-name="Standard"><text:tab/>贴子标题</text:p>
      <text:p text:style-name="Standard"><text:tab/>贴子摘要<text:tab/>内容的摘要（如果在主页，则不显示摘要）</text:p>
      <text:p text:style-name="Standard"><text:tab/>作者信息<text:tab/>作者用户名（弹出用户名片TIPS） 作者性别（用图标）</text:p>
      <text:p text:style-name="Standard"><text:tab/>发表时间</text:p>
      <text:p text:style-name="Standard"><text:tab/>最后评论/翻译时间</text:p>
      <text:p text:style-name="Standard"><text:tab/>最后评论/翻译者 （弹出同户名TIPS）</text:p>
      <text:p text:style-name="Standard"><text:tab/>评论数</text:p>
      <text:p text:style-name="Standard"><text:soft-page-break/><text:tab/>浏览数<text:tab/><text:tab/>同一用户——同IP点击次数。</text:p>
      <text:p text:style-name="Standard"><text:tab/>完成度<text:tab/><text:tab/>如果是翻译贴，表明原文被翻译的程度。即有译文的段落除以总段落。</text:p>
      <text:p text:style-name="Standard"><text:tab/><text:tab/><text:tab/>完整度为 0% 时，用醒目颜色标注，并在旁边加上小字“求翻译！”</text:p>
      <text:p text:style-name="Standard"><text:tab/><text:tab/><text:tab/>完整度为100%时，不显示百分比，显示“翻译已完成”字样。</text:p>
      <text:p text:style-name="Standard"><text:tab/></text:p>
      <text:h text:style-name="Heading_20_2" text:outline-level="2">四 贴子</text:h>
      <text:p text:style-name="Standard"/>
      <text:p text:style-name="Standard"><text:tab/><text:span text:style-name="T1">右侧</text:span>为固定的部分（不随滚轮滚动而移动）</text:p>
      <text:p text:style-name="Standard"><text:tab/>从上到下依次是如下内容：</text:p>
      <text:p text:style-name="Standard"/>
      <text:p text:style-name="Standard"><text:tab/>（1）贴子标记：<text:tab/>是普通贴还是翻译贴？</text:p>
      <text:p text:style-name="Standard"><text:tab/><text:tab/><text:tab/><text:tab/>是否首页？ 是否精华？ 是否是热门评论？ 是否是热门赞？</text:p>
      <text:p text:style-name="Standard"><text:tab/>（2）状态信息：<text:tab/>发表时间 最后评论/翻译时间</text:p>
      <text:p text:style-name="Standard"><text:tab/><text:tab/><text:tab/><text:tab/>浏览数 评论数 完成度</text:p>
      <text:p text:style-name="Standard"><text:tab/>（3）按钮：<text:tab/><text:tab/>赞/取消赞 关注/取消关注</text:p>
      <text:p text:style-name="Standard"/>
      <text:p text:style-name="Standard"><text:tab/><text:span text:style-name="T1">左侧</text:span>则是展现贴子的最重要部分。</text:p>
      <text:p text:style-name="Standard"/>
      <text:p text:style-name="Standard"><text:tab/>最上为作者信息，包含如下内容：</text:p>
      <text:p text:style-name="Standard"><text:tab/>作者头像；作者用户名；作者性别；作者个性签名；</text:p>
      <text:p text:style-name="Standard"/>
      <text:p text:style-name="Standard"><text:tab/>然后是贴子内容，包含：</text:p>
      <text:p text:style-name="Standard"><text:tab/>贴子标题 贴子内容（正文）</text:p>
      <text:p text:style-name="Standard"/>
      <text:p text:style-name="Standard"><text:tab/>如果贴子是翻译贴，则显示<text:span text:style-name="T1">段落</text:span>。所有的段落按顺序列出。</text:p>
      <text:p text:style-name="Standard"><text:tab/>段落包括 <text:span text:style-name="T1">段落标记</text:span> <text:span text:style-name="T1">原文</text:span> 和 <text:span text:style-name="T1">译文</text:span>。</text:p>
      <text:p text:style-name="Standard"><text:tab/></text:p>
      <text:p text:style-name="Standard"><text:tab/>段落标记有三种：普通；译文是我撰写的；有我的候选译文；</text:p>
      <text:p text:style-name="Standard"><text:tab/>（用图标表示，分别是没有图标；彩色图标；灰色图标。然后加上TIPS说明）</text:p>
      <text:p text:style-name="Standard"><text:tab/></text:p>
      <text:p text:style-name="Standard"><text:tab/>如果译文不存在，则显示“本段还没有人翻译，我来翻译！”，否则显示译文。</text:p>
      <text:p text:style-name="Standard"><text:tab/>如果存在一个或多个译文，则显示得票最多的译文，如果有多个译文得票相同，则取较旧的译文。</text:p>
      <text:p text:style-name="Standard"/>
      <text:p text:style-name="Standard"><text:tab/>当鼠标移动到段落上时，段落被框住，背景色变化已表示区分。</text:p>
      <text:p text:style-name="Standard"><text:tab/>如果存在一个或多个译文，鼠标移动到段落时，还要在尾部显示额外的内容，如下：</text:p>
      <text:p text:style-name="Standard"><text:tab/></text:p>
      <text:p text:style-name="Standard"><text:tab/><text:span text:style-name="T1">翻译者<text:tab/><text:tab/></text:span><text:span text:style-name="T2">翻译者用户名（鼠标移上去有TIPS）</text:span></text:p>
      <text:p text:style-name="Standard"><text:span text:style-name="T2"><text:tab/></text:span><text:span text:style-name="T1">投票数目</text:span></text:p>
      <text:p text:style-name="P2"><text:tab/>其他候选翻译数</text:p>
      <text:p text:style-name="Standard"><text:span text:style-name="T2"><text:tab/></text:span><text:span text:style-name="T1">翻译时间</text:span></text:p>
      <text:p text:style-name="P2"><text:soft-page-break/></text:p>
      <text:p text:style-name="Standard"><text:span text:style-name="T1"><text:tab/>展开按钮<text:tab/></text:span><text:span text:style-name="T2">显示“不满意当前翻译？”</text:span></text:p>
      <text:p text:style-name="P3"/>
      <text:p text:style-name="P3"><text:tab/>展开段落：点击“本段没人翻译，我来翻译！”或”不满意当前翻译？“会展开段落。</text:p>
      <text:p text:style-name="P3"><text:tab/></text:p>
      <text:p text:style-name="Standard"><text:span text:style-name="T2"><text:tab/>展开后的段落格式和之前相同，但是</text:span><text:span text:style-name="T1">投票数目</text:span><text:span text:style-name="T2">处会增加投票按钮（包括得票最多的译文也是如此）。</text:span></text:p>
      <text:p text:style-name="P3">用户可以为非自己提交的译文投票，对于每个段落，只能投一票。</text:p>
      <text:p text:style-name="Standard"><text:span text:style-name="T2"><text:tab/>此外，如果当前用户拥有删除译文的权利，则显示“</text:span><text:span text:style-name="T1">删除</text:span><text:span text:style-name="T2">”按钮。</text:span></text:p>
      <text:p text:style-name="P3"/>
      <text:p text:style-name="P3"><text:tab/>如果用户已经投票，他投的译文显示”取消投票“按钮，点击取消投票。其他译文显示灰色的”已投票”按钮。如果用户没有投票，对于所有可以投票的译文都显示“投票”按钮，点击可以投票。</text:p>
      <text:p text:style-name="P3"/>
      <text:p text:style-name="P3"><text:tab/>展开后的内容如下：</text:p>
      <text:p text:style-name="P3"><text:tab/>（1）得票最多的译文（即展开前唯一可以显示的内容）</text:p>
      <text:p text:style-name="P3"><text:tab/>（2）我提交的译文</text:p>
      <text:p text:style-name="P3"><text:tab/>（3）提交页框：<text:tab/>一个text-area和“提交按钮”</text:p>
      <text:p text:style-name="P3"><text:tab/><text:tab/><text:tab/><text:tab/>如果我有提交译文，则text-area内填写提交译文的内容，而后面的按钮则显示为“编辑”。</text:p>
      <text:p text:style-name="P3"><text:tab/>（4）其他候选译文列表（不分页，根据得票多少排序，得票相同发表日期更旧的优先）</text:p>
      <text:p text:style-name="P3"><text:tab/>（5）收起按钮</text:p>
      <text:p text:style-name="P3"/>
      <text:p text:style-name="P3"><text:tab/>除了（1）（5），其他项都是可选的。</text:p>
      <text:p text:style-name="P3"/>
      <text:p text:style-name="P3"><text:tab/>具体业务：</text:p>
      <text:p text:style-name="P3"><text:tab/>（1）投票操作：该译文的得票会+1，如果投票导致该译文得票排名第一，则该译文会当选。</text:p>
      <text:p text:style-name="P3"><text:tab/>（2）取消投票：该译文得票-1，如果该译文被排名第二的反超，它将失选。</text:p>
      <text:p text:style-name="P3"><text:tab/>（3）提交译文：新的译文</text:p>
      <text:p text:style-name="P3"><text:tab/>（4）删除译文：可能会影响当选译文。</text:p>
      <text:p text:style-name="P3"><text:tab/>（5）编辑译文：删除并提交全新译文的组合操作。</text:p>
      <text:p text:style-name="P3"/>
      <text:p text:style-name="P3"><text:tab/><text:span text:style-name="T1">评论部分</text:span></text:p>
      <text:p text:style-name="P3"><text:tab/></text:p>
      <text:p text:style-name="P3"><text:tab/>评论包含如下信息： 用户名 评论内容 发布时间 多少条赞</text:p>
      <text:p text:style-name="P3"><text:tab/>如果当前用户有权删除评论，评论还包括删除按钮。</text:p>
      <text:p text:style-name="P3"><text:tab/>还有一个“回复“按钮，点击会自动AT它。</text:p>
      <text:p text:style-name="P3"><text:tab/>每个用户可以赞非自己的评论，也可以取消赞。</text:p>
      <text:p text:style-name="P3"/>
      <text:p text:style-name="P3"><text:tab/>评论如果需要，则分页。</text:p>
      <text:p text:style-name="P3"/>
      <text:p text:style-name="P3"><text:tab/><text:span text:style-name="T1">回复部分</text:span></text:p>
      <text:p text:style-name="P3"><text:span text:style-name="T1"/></text:p>
      <text:p text:style-name="P3"><text:soft-page-break/><text:tab/>如果尚未登录，显示“登录，然后发表评论.....”，点击后跳转到登录页面。</text:p>
      <text:p text:style-name="P3"><text:tab/>若登录了，则显示评论提交框。评论提交框格式和普通评论一样，只不过是在显示评论内容的地方用text-area代替。此外，评论时间什么的也没有，用“发表”按钮代替。</text:p>
      <text:p text:style-name="P3"/>
      <text:p text:style-name="P3"><text:tab/><text:span text:style-name="T1">跳转&gt;&gt;</text:span></text:p>
      <text:p text:style-name="P3"/>
      <text:p text:style-name="P3"><text:tab/>（1）跳转到贴子本身</text:p>
      <text:p text:style-name="P3"><text:tab/>（2）跳转到译文<text:tab/>将会展开特定段落，并高亮译文。</text:p>
      <text:p text:style-name="P3"><text:tab/>（3）跳转到评论<text:tab/>翻页到评论所在的页，并将其高亮显示。</text:p>
      <text:p text:style-name="P3"/>
      <text:h text:style-name="Heading_20_2" text:outline-level="2">五 编辑用户个人资料</text:h>
      <text:p text:style-name="P3"/>
      <text:h text:style-name="Heading_20_2" text:outline-level="2">六 其他TIPS内容</text:h>
      <text:p text:style-name="P3"/>
      <text:p text:style-name="P3"><text:tab/><text:span text:style-name="T1">登录/注册页面</text:span></text:p>
      <text:p text:style-name="P3"><text:span text:style-name="T1"/></text:p>
      <text:p text:style-name="P3"><text:span text:style-name="T1"><text:tab/></text:span>当用户尚未登录时，点击登录/注册按钮弹出该TIPS。</text:p>
      <text:p text:style-name="P3"><text:tab/>顶部为登录/注册标签，点击它们将切换TIPS内容。</text:p>
      <text:p text:style-name="P3"/>
      <text:p text:style-name="P3"><text:tab/>登录页面包含<text:tab/>用户名/email；密码；自动登录；登录按钮</text:p>
      <text:p text:style-name="P3"><text:tab/>注册页面包含<text:tab/>email；用户名；密码；提交按钮</text:p>
      <text:p text:style-name="P3"/>
      <text:p text:style-name="P3"><text:tab/><text:span text:style-name="T1">用户介绍</text:span></text:p>
      <text:p text:style-name="P3"/>
      <text:p text:style-name="P3"><text:tab/>包含<text:tab/>用户名 性别 年龄 个性签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oZeyu </meta:initial-creator>
    <meta:creation-date>2014-02-02T19:07:11</meta:creation-date>
    <meta:generator>LibreOffice/3.5$Linux_X86_64 LibreOffice_project/350m1$Build-2</meta:generator>
    <dc:date>2014-02-03T11:48:48</dc:date>
    <dc:creator>TaoZeyu </dc:creator>
    <meta:editing-duration>PT5H25M37S</meta:editing-duration>
    <meta:editing-cycles>123</meta:editing-cycles>
    <meta:document-statistic meta:table-count="0" meta:image-count="0" meta:object-count="0" meta:page-count="6" meta:paragraph-count="134" meta:word-count="1104" meta:character-count="2995" meta:non-whitespace-character-count="3127"/>
  </office:meta>
</office:document-meta>
</file>